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500000045B5B13CBE1B366058.png" manifest:media-type="image/png"/>
  <manifest:file-entry manifest:full-path="Pictures/100027A70000072A0000072AEA534444B4CD62E0.svg" manifest:media-type="image/svg+xml"/>
  <manifest:file-entry manifest:full-path="Pictures/100002010000009000000090E3271646A81A7241.png" manifest:media-type="image/png"/>
  <manifest:file-entry manifest:full-path="Pictures/10000201000002840000027542357B3DDED45192.png" manifest:media-type="image/png"/>
  <manifest:file-entry manifest:full-path="Pictures/100031450000428F000040FD64C2FD9AD37DAA91.svg" manifest:media-type="image/svg+xml"/>
  <manifest:file-entry manifest:full-path="Pictures/1000020100000118000001143D10E0BEC7C7524C.png" manifest:media-type="image/png"/>
  <manifest:file-entry manifest:full-path="Pictures/10000E9300000EE200000EE28D65BF1F5E5162F6.svg" manifest:media-type="image/svg+xml"/>
  <manifest:file-entry manifest:full-path="Pictures/10003FE900001CE700001C877ABA57329F70776F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04cm" draw:stroke-linejoin="none" draw:fill="solid" draw:fill-color="#ffffff"/>
    </style:style>
    <style:style style:name="gr3" style:family="graphic" style:parent-style-name="standard">
      <style:graphic-properties draw:stroke="none" draw:stroke-linejoin="none" draw:fill="none" draw:textarea-horizontal-align="left" draw:auto-grow-width="true" fo:min-height="0.945cm" fo:min-width="0.002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.717cm" fo:min-width="3.359cm"/>
    </style:style>
    <style:style style:name="gr5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false" fo:min-height="0.766cm" fo:min-width="0cm"/>
    </style:style>
    <style:style style:name="gr6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.717cm" fo:min-width="3.071cm"/>
    </style:style>
    <style:style style:name="gr7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.717cm" fo:min-width="2.923cm"/>
    </style:style>
    <style:style style:name="gr8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.717cm" fo:min-width="4.011cm"/>
    </style:style>
    <style:style style:name="gr9" style:family="graphic" style:parent-style-name="objectwithoutfill">
      <style:graphic-properties svg:stroke-width="0.106cm" svg:stroke-color="#666666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.717cm" fo:min-width="1.835cm"/>
    </style:style>
    <style:style style:name="gr11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.717cm" fo:min-width="2.089cm"/>
    </style:style>
    <style:style style:name="gr12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.717cm" fo:min-width="2.974cm"/>
    </style:style>
    <style:style style:name="gr13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.717cm" fo:min-width="1.35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style:font-name="Ubuntu"/>
    </style:style>
    <style:style style:name="T1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earth-globe-dan-gerhrad-05r.svg" draw:style-name="gr1" draw:text-style-name="P1" draw:layer="layout" svg:width="4.385cm" svg:height="4.328cm" svg:x="9.585cm" svg:y="21.905cm">
          <draw:image xlink:href="Pictures/10003FE900001CE700001C877ABA57329F70776F.svg" xlink:type="simple" xlink:show="embed" xlink:actuate="onLoad">
            <text:p/>
          </draw:image>
          <draw:image xlink:href="Pictures/1000020100000118000001143D10E0BEC7C7524C.png" xlink:type="simple" xlink:show="embed" xlink:actuate="onLoad"/>
        </draw:frame>
        <draw:polygon draw:style-name="gr2" draw:text-style-name="P2" draw:layer="layout" svg:width="0.069cm" svg:height="5.616cm" svg:x="11.637cm" svg:y="15.406cm" svg:viewBox="0 0 70 5617" draw:points="70,5617 0,0">
          <text:p/>
        </draw:polygon>
        <draw:polygon draw:style-name="gr2" draw:text-style-name="P2" draw:layer="layout" svg:width="3.181cm" svg:height="0.189cm" svg:x="15.51cm" svg:y="24.588cm" svg:viewBox="0 0 3182 190" draw:points="0,190 3182,0">
          <text:p/>
        </draw:polygon>
        <draw:polygon draw:style-name="gr2" draw:text-style-name="P2" draw:layer="layout" svg:width="3.298cm" svg:height="0.156cm" svg:x="15.366cm" svg:y="13.281cm" svg:viewBox="0 0 3299 157" draw:points="0,157 3299,0">
          <text:p/>
        </draw:polygon>
        <draw:frame draw:style-name="gr3" draw:text-style-name="P3" draw:layer="layout" svg:width="0.002cm" svg:height="0.945cm" svg:x="8.985cm" svg:y="11.501cm">
          <draw:text-box>
            <text:p/>
          </draw:text-box>
        </draw:frame>
        <draw:frame draw:style-name="gr3" draw:text-style-name="P3" draw:layer="layout" svg:width="0.002cm" svg:height="0.945cm" svg:x="30.879cm" svg:y="17.096cm">
          <draw:text-box>
            <text:p/>
          </draw:text-box>
        </draw:frame>
        <draw:frame draw:style-name="gr4" draw:text-style-name="P4" draw:layer="layout" svg:width="3.859cm" svg:height="0.967cm" draw:transform="rotate (1.5707963267949) translate (10.381cm 21.129cm)">
          <draw:text-box>
            <text:p><text:span text:style-name="T1">Abstraction</text:span></text:p>
          </draw:text-box>
        </draw:frame>
        <draw:frame draw:style-name="gr5" draw:text-style-name="P4" draw:layer="layout" svg:width="2.835cm" svg:height="1.016cm" svg:x="15.173cm" svg:y="12.136cm">
          <draw:text-box>
            <text:p><text:span text:style-name="T1">Analysis</text:span></text:p>
          </draw:text-box>
        </draw:frame>
        <draw:frame draw:style-name="gr6" draw:text-style-name="P4" draw:layer="layout" svg:width="3.571cm" svg:height="0.967cm" svg:x="15.046cm" svg:y="13.455cm">
          <draw:text-box>
            <text:p><text:span text:style-name="T1">Simulation</text:span></text:p>
          </draw:text-box>
        </draw:frame>
        <draw:frame draw:style-name="gr7" draw:text-style-name="P4" draw:layer="layout" svg:width="3.423cm" svg:height="0.967cm" draw:transform="rotate (-1.5707963267949) translate (24.175cm 17.403cm)">
          <draw:text-box>
            <text:p><text:span text:style-name="T1">Validation</text:span></text:p>
          </draw:text-box>
        </draw:frame>
        <draw:frame draw:style-name="gr8" draw:text-style-name="P4" draw:layer="layout" svg:width="4.511cm" svg:height="0.967cm" svg:x="14.644cm" svg:y="24.887cm">
          <draw:text-box>
            <text:p><text:span text:style-name="T1">Measurement</text:span></text:p>
          </draw:text-box>
        </draw:frame>
        <draw:frame draw:style-name="gr1" draw:text-style-name="P1" draw:layer="layout" svg:width="4.25cm" svg:height="4.15cm" svg:x="9.458cm" svg:y="11.161cm">
          <draw:image xlink:href="Pictures/100031450000428F000040FD64C2FD9AD37DAA91.svg" xlink:type="simple" xlink:show="embed" xlink:actuate="onLoad">
            <text:p/>
          </draw:image>
          <draw:image xlink:href="Pictures/10000201000002840000027542357B3DDED45192.png" xlink:type="simple" xlink:show="embed" xlink:actuate="onLoad"/>
        </draw:frame>
        <draw:frame draw:style-name="gr1" draw:text-style-name="P1" draw:layer="layout" svg:width="4.826cm" svg:height="4.826cm" svg:x="20.507cm" svg:y="11.247cm">
          <draw:image xlink:href="Pictures/10000E9300000EE200000EE28D65BF1F5E5162F6.svg" xlink:type="simple" xlink:show="embed" xlink:actuate="onLoad">
            <text:p/>
          </draw:image>
          <draw:image xlink:href="Pictures/100002010000009000000090E3271646A81A7241.png" xlink:type="simple" xlink:show="embed" xlink:actuate="onLoad"/>
        </draw:frame>
        <draw:frame draw:style-name="gr3" draw:text-style-name="P3" draw:layer="layout" svg:width="0.002cm" svg:height="0.945cm" svg:x="21.679cm" svg:y="13.751cm">
          <draw:text-box>
            <text:p/>
          </draw:text-box>
        </draw:frame>
        <draw:frame draw:style-name="gr3" draw:text-style-name="P3" draw:layer="layout" svg:width="0.002cm" svg:height="0.945cm" svg:x="23.907cm" svg:y="13.653cm">
          <draw:text-box>
            <text:p/>
          </draw:text-box>
        </draw:frame>
        <draw:frame draw:style-name="gr3" draw:text-style-name="P3" draw:layer="layout" svg:width="0.002cm" svg:height="0.945cm" svg:x="22.693cm" svg:y="13.335cm">
          <draw:text-box>
            <text:p/>
          </draw:text-box>
        </draw:frame>
        <draw:frame draw:style-name="gr1" draw:text-style-name="P1" draw:layer="layout" svg:width="5.842cm" svg:height="5.842cm" svg:x="19.999cm" svg:y="21.28cm">
          <draw:image xlink:href="Pictures/100027A70000072A0000072AEA534444B4CD62E0.svg" xlink:type="simple" xlink:show="embed" xlink:actuate="onLoad">
            <text:p/>
          </draw:image>
          <draw:image xlink:href="Pictures/100002010000004500000045B5B13CBE1B366058.png" xlink:type="simple" xlink:show="embed" xlink:actuate="onLoad"/>
        </draw:frame>
        <draw:frame draw:style-name="gr1" draw:text-style-name="P1" draw:layer="layout" svg:width="1.651cm" svg:height="1.651cm" svg:x="23.174cm" svg:y="12.136cm">
          <draw:image xlink:href="Pictures/100027A70000072A0000072AEA534444B4CD62E0.svg" xlink:type="simple" xlink:show="embed" xlink:actuate="onLoad">
            <text:p/>
          </draw:image>
          <draw:image xlink:href="Pictures/100002010000004500000045B5B13CBE1B366058.png" xlink:type="simple" xlink:show="embed" xlink:actuate="onLoad"/>
        </draw:frame>
        <draw:frame draw:style-name="gr1" draw:text-style-name="P1" draw:layer="layout" svg:width="1.905cm" svg:height="1.86cm" svg:x="21.015cm" svg:y="12.054cm">
          <draw:image xlink:href="Pictures/100031450000428F000040FD64C2FD9AD37DAA91.svg" xlink:type="simple" xlink:show="embed" xlink:actuate="onLoad">
            <text:p/>
          </draw:image>
          <draw:image xlink:href="Pictures/10000201000002840000027542357B3DDED45192.png" xlink:type="simple" xlink:show="embed" xlink:actuate="onLoad"/>
        </draw:frame>
        <draw:path draw:style-name="gr9" draw:text-style-name="P1" draw:layer="layout" svg:width="4.945cm" svg:height="0.259cm" draw:transform="rotate (1.62333073727993) translate (11.6729999543898cm 21.0260000023983cm)" svg:viewBox="0 0 4946 260" svg:d="M0 0c2416 0 4312 227 4312 227l634 33">
          <text:p/>
        </draw:path>
        <draw:path draw:style-name="gr9" draw:text-style-name="P1" draw:layer="layout" svg:width="0.788cm" svg:height="0.604cm" draw:transform="skewX (0.165108147238664) rotate (0.91106186954104) translate (11.2568005088348cm 16.5930738033419cm)" svg:viewBox="0 0 789 605" svg:d="M0 154c721-129 836-232 774-74s-244 525-244 525">
          <text:p/>
        </draw:path>
        <draw:path draw:style-name="gr9" draw:text-style-name="P1" draw:layer="layout" svg:width="3.936cm" svg:height="0cm" draw:transform="rotate (1.5707963267949) translate (22.793cm 21.407cm)" svg:viewBox="0 0 3937 0" svg:d="M0 0c1918 0 3432 0 3432 0h505">
          <text:p/>
        </draw:path>
        <draw:path draw:style-name="gr9" draw:text-style-name="P1" draw:layer="layout" svg:width="4.697cm" svg:height="0cm" svg:x="14.539cm" svg:y="13.279cm" svg:viewBox="0 0 4698 0" svg:d="M4698 0c-2289 0-4096 0-4096 0h-602">
          <text:p/>
        </draw:path>
        <draw:path draw:style-name="gr9" draw:text-style-name="P1" draw:layer="layout" svg:width="4.316cm" svg:height="0cm" svg:x="14.666cm" svg:y="24.201cm" svg:viewBox="0 0 4317 0" svg:d="M4317 0c-2103 0-3764 0-3764 0h-553">
          <text:p/>
        </draw:path>
        <draw:path draw:style-name="gr9" draw:text-style-name="P1" draw:layer="layout" svg:width="0.788cm" svg:height="0.604cm" draw:transform="skewX (0.165108147238664) rotate (0.91106186954104) translate (22.3058005088348cm 17.9900738033419cm)" svg:viewBox="0 0 789 605" svg:d="M0 154c721-129 836-232 774-74s-244 525-244 525">
          <text:p/>
        </draw:path>
        <draw:path draw:style-name="gr9" draw:text-style-name="P1" draw:layer="layout" svg:width="0.788cm" svg:height="0.604cm" draw:transform="skewX (-0.164933614313464) rotate (2.23000718527315) translate (22.7890164485678cm 21.4179161195671cm)" svg:viewBox="0 0 789 605" svg:d="M789 154c-722-130-837-232-774-74 62 158 244 525 244 525">
          <text:p/>
        </draw:path>
        <draw:path draw:style-name="gr9" draw:text-style-name="P1" draw:layer="layout" svg:width="0.788cm" svg:height="0.604cm" draw:transform="skewX (-0.164933614313464) rotate (-2.35619449019235) translate (19.4137075962531cm 13.193277890043cm)" svg:viewBox="0 0 789 605" svg:d="M789 154c-722-130-837-232-774-74 62 158 244 525 244 525">
          <text:p/>
        </draw:path>
        <draw:path draw:style-name="gr9" draw:text-style-name="P1" draw:layer="layout" svg:width="0.787cm" svg:height="0.604cm" draw:transform="skewX (-0.165631746014262) rotate (-2.5534166956677) translate (19.1112292571677cm 24.2509304113086cm)" svg:viewBox="0 0 788 605" svg:d="M788 154c-721-129-836-232-773-74 62 158 243 525 243 525">
          <text:p/>
        </draw:path>
        <draw:frame draw:style-name="gr10" draw:text-style-name="P4" draw:layer="layout" svg:width="2.843cm" svg:height="0.967cm" draw:transform="rotate (1.5707963267949) translate (8.11cm 14.217cm)">
          <draw:text-box>
            <text:p><text:span text:style-name="T1">Model 1</text:span></text:p>
          </draw:text-box>
        </draw:frame>
        <draw:frame draw:style-name="gr11" draw:text-style-name="P4" draw:layer="layout" svg:width="2.589cm" svg:height="0.967cm" draw:transform="rotate (1.5707963267949) translate (8.188cm 25.52cm)">
          <draw:text-box>
            <text:p><text:span text:style-name="T1">System</text:span></text:p>
          </draw:text-box>
        </draw:frame>
        <draw:frame draw:style-name="gr12" draw:text-style-name="P4" draw:layer="layout" svg:width="3.474cm" svg:height="0.967cm" draw:transform="rotate (-1.5707963267949) translate (26.603cm 11.374cm)">
          <draw:text-box>
            <text:p><text:span text:style-name="T1">Prediction</text:span></text:p>
          </draw:text-box>
        </draw:frame>
        <draw:frame draw:style-name="gr13" draw:text-style-name="P4" draw:layer="layout" svg:width="1.857cm" svg:height="0.967cm" draw:transform="rotate (-1.5707963267949) translate (26.603cm 23.36cm)">
          <draw:text-box>
            <text:p><text:span text:style-name="T1">Data</text:span></text:p>
          </draw:text-box>
        </draw:frame>
        <draw:frame draw:style-name="gr3" draw:text-style-name="P3" draw:layer="layout" svg:width="0.002cm" svg:height="0.945cm" svg:x="5.385cm" svg:y="6.601cm">
          <draw:text-box>
            <text:p/>
          </draw:text-box>
        </draw:frame>
        <draw:frame draw:style-name="gr1" draw:text-style-name="P1" draw:layer="layout" svg:width="4.25cm" svg:height="4.15cm" svg:x="5.858cm" svg:y="6.261cm">
          <draw:image xlink:href="Pictures/100031450000428F000040FD64C2FD9AD37DAA91.svg" xlink:type="simple" xlink:show="embed" xlink:actuate="onLoad">
            <text:p/>
          </draw:image>
          <draw:image xlink:href="Pictures/10000201000002840000027542357B3DDED45192.png" xlink:type="simple" xlink:show="embed" xlink:actuate="onLoad"/>
        </draw:frame>
        <draw:frame draw:style-name="gr10" draw:text-style-name="P4" draw:layer="layout" svg:width="2.695cm" svg:height="0.967cm" draw:transform="rotate (1.5707963267949) translate (4.51cm 9.317cm)">
          <draw:text-box>
            <text:p><text:span text:style-name="T1">Model2</text:span></text:p>
          </draw:text-box>
        </draw:frame>
        <draw:frame draw:style-name="gr3" draw:text-style-name="P3" draw:layer="layout" svg:width="0.002cm" svg:height="0.945cm" svg:x="12.485cm" svg:y="6.601cm">
          <draw:text-box>
            <text:p/>
          </draw:text-box>
        </draw:frame>
        <draw:frame draw:style-name="gr1" draw:text-style-name="P1" draw:layer="layout" svg:width="4.25cm" svg:height="4.15cm" svg:x="12.958cm" svg:y="6.261cm">
          <draw:image xlink:href="Pictures/100031450000428F000040FD64C2FD9AD37DAA91.svg" xlink:type="simple" xlink:show="embed" xlink:actuate="onLoad">
            <text:p/>
          </draw:image>
          <draw:image xlink:href="Pictures/10000201000002840000027542357B3DDED45192.png" xlink:type="simple" xlink:show="embed" xlink:actuate="onLoad"/>
        </draw:frame>
        <draw:frame draw:style-name="gr10" draw:text-style-name="P4" draw:layer="layout" svg:width="2.695cm" svg:height="0.967cm" draw:transform="rotate (1.5707963267949) translate (11.61cm 9.317cm)">
          <draw:text-box>
            <text:p><text:span text:style-name="T1">Model3</text:span></text:p>
          </draw:text-box>
        </draw:frame>
        <draw:frame draw:style-name="gr3" draw:text-style-name="P3" draw:layer="layout" svg:width="0.002cm" svg:height="0.945cm" svg:x="9.085cm" svg:y="1.601cm">
          <draw:text-box>
            <text:p/>
          </draw:text-box>
        </draw:frame>
        <draw:frame draw:style-name="gr1" draw:text-style-name="P1" draw:layer="layout" svg:width="4.25cm" svg:height="4.15cm" svg:x="9.558cm" svg:y="1.261cm">
          <draw:image xlink:href="Pictures/100031450000428F000040FD64C2FD9AD37DAA91.svg" xlink:type="simple" xlink:show="embed" xlink:actuate="onLoad">
            <text:p/>
          </draw:image>
          <draw:image xlink:href="Pictures/10000201000002840000027542357B3DDED45192.png" xlink:type="simple" xlink:show="embed" xlink:actuate="onLoad"/>
        </draw:frame>
        <draw:frame draw:style-name="gr10" draw:text-style-name="P4" draw:layer="layout" svg:width="2.695cm" svg:height="0.967cm" draw:transform="rotate (1.5707963267949) translate (8.21cm 4.317cm)">
          <draw:text-box>
            <text:p><text:span text:style-name="T1">Model5</text:span></text:p>
          </draw:text-box>
        </draw:frame>
        <draw:frame draw:style-name="gr3" draw:text-style-name="P3" draw:layer="layout" svg:width="0.002cm" svg:height="0.945cm" svg:x="15.185cm" svg:y="1.601cm">
          <draw:text-box>
            <text:p/>
          </draw:text-box>
        </draw:frame>
        <draw:frame draw:style-name="gr1" draw:text-style-name="P1" draw:layer="layout" svg:width="4.25cm" svg:height="4.15cm" svg:x="15.658cm" svg:y="1.261cm">
          <draw:image xlink:href="Pictures/100031450000428F000040FD64C2FD9AD37DAA91.svg" xlink:type="simple" xlink:show="embed" xlink:actuate="onLoad">
            <text:p/>
          </draw:image>
          <draw:image xlink:href="Pictures/10000201000002840000027542357B3DDED45192.png" xlink:type="simple" xlink:show="embed" xlink:actuate="onLoad"/>
        </draw:frame>
        <draw:frame draw:style-name="gr10" draw:text-style-name="P4" draw:layer="layout" svg:width="2.695cm" svg:height="0.967cm" draw:transform="rotate (1.5707963267949) translate (14.31cm 4.317cm)">
          <draw:text-box>
            <text:p><text:span text:style-name="T1">Model6</text:span></text:p>
          </draw:text-box>
        </draw:frame>
        <draw:frame draw:style-name="gr3" draw:text-style-name="P3" draw:layer="layout" svg:width="0.002cm" svg:height="0.945cm" svg:x="2.085cm" svg:y="1.601cm">
          <draw:text-box>
            <text:p/>
          </draw:text-box>
        </draw:frame>
        <draw:frame draw:style-name="gr1" draw:text-style-name="P1" draw:layer="layout" svg:width="4.25cm" svg:height="4.15cm" svg:x="2.558cm" svg:y="1.261cm">
          <draw:image xlink:href="Pictures/100031450000428F000040FD64C2FD9AD37DAA91.svg" xlink:type="simple" xlink:show="embed" xlink:actuate="onLoad">
            <text:p/>
          </draw:image>
          <draw:image xlink:href="Pictures/10000201000002840000027542357B3DDED45192.png" xlink:type="simple" xlink:show="embed" xlink:actuate="onLoad"/>
        </draw:frame>
        <draw:frame draw:style-name="gr10" draw:text-style-name="P4" draw:layer="layout" svg:width="2.695cm" svg:height="0.967cm" draw:transform="rotate (1.5707963267949) translate (1.21cm 4.317cm)">
          <draw:text-box>
            <text:p><text:span text:style-name="T1">Model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07T14:23:34.587832785</dc:date>
    <meta:editing-duration>P4DT11H39M26S</meta:editing-duration>
    <meta:editing-cycles>6</meta:editing-cycles>
    <meta:generator>LibreOffice/5.0.3.2$Linux_X86_64 LibreOffice_project/00m0$Build-2</meta:generator>
    <meta:print-date>2017-08-17T17:10:34.405458002</meta:print-date>
    <meta:document-statistic meta:object-count="47"/>
  </office:meta>
</office:document-meta>
</file>